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2.954cm" svg:height="15.832cm" svg:x="24.412cm" svg:y="0.417cm">
            <draw:object draw:notify-on-update-of-ranges="Tabelle1.A13:Tabelle1.A21 Tabelle1.E13:Tabelle1.E21 Tabelle1.A13:Tabelle1.A21 Tabelle1.H13:Tabelle1.H21 Tabelle1.A13:Tabelle1.A21 Tabelle1.F13:Tabelle1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bild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string">
            <text:p>pixel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6">
            <text:p>1926</text:p>
          </table:table-cell>
          <table:table-cell table:number-columns-repeated="5"/>
          <table:table-cell office:value-type="string">
            <text:p>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4]/[.A4]" office:value-type="float" office:value="642">
            <text:p>642</text:p>
          </table:table-cell>
          <table:table-cell table:number-columns-repeated="4"/>
          <table:table-cell office:value-type="float" office:value="0.000171">
            <text:p>0,000171</text:p>
          </table:table-cell>
          <table:table-cell office:value-type="string">
            <text:p>m</text:p>
          </table:table-cell>
          <table:table-cell office:value-type="float" office:value="0.00016">
            <text:p>0,00016</text:p>
          </table:table-cell>
        </table:table-row>
        <table:table-row table:style-name="ro1">
          <table:table-cell table:number-columns-repeated="6"/>
          <table:table-cell office:value-type="float" office:value="0.0004">
            <text:p>0,0004</text:p>
          </table:table-cell>
          <table:table-cell office:value-type="string">
            <text:p>b</text:p>
          </table:table-cell>
          <table:table-cell office:value-type="float" office:value="0.0003">
            <text:p>0,0003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distance in cm</text:p>
          </table:table-cell>
          <table:table-cell office:value-type="string">
            <text:p>pixel</text:p>
          </table:table-cell>
          <table:table-cell office:value-type="string">
            <text:p>volt</text:p>
          </table:table-cell>
          <table:table-cell office:value-type="string">
            <text:p>ad</text:p>
          </table:table-cell>
          <table:table-cell office:value-type="string">
            <text:p>1 / (ad+k)</text:p>
          </table:table-cell>
          <table:table-cell/>
          <table:table-cell table:style-name="ce1" office:value-type="string">
            <text:p>R = (1 / (m * V + b)) - k</text:p>
          </table:table-cell>
          <table:table-cell office:value-type="string">
            <text:p>Mx + b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 table:formula="of:=[.B13]/[.B5]" office:value-type="float" office:value="0.395638629283489">
            <text:p>0,3956386293</text:p>
          </table:table-cell>
          <table:table-cell table:formula="of:=[.C13]*1023/5" office:value-type="float" office:value="80.9476635514019">
            <text:p>80,9476635514</text:p>
          </table:table-cell>
          <table:table-cell table:formula="of:= 1/([.D13]+[.I4])" office:value-type="float" office:value="0.011771954144388">
            <text:p>0,0117719541</text:p>
          </table:table-cell>
          <table:table-cell table:formula="of:=[.E13]" office:value-type="float" office:value="0.011771954144388">
            <text:p>0,0117719541</text:p>
          </table:table-cell>
          <table:table-cell table:style-name="ce2" table:formula="of:=(1/([.I5]*[.D13]+[.I6]))-([.I4])" office:value-type="float" office:value="71.4624366327109">
            <text:p>71,4624366327</text:p>
          </table:table-cell>
          <table:table-cell table:formula="of:=[.I5]*[.A13]+[.I6]" office:value-type="float" office:value="0.0131">
            <text:p>0,01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6">
            <text:p>386</text:p>
          </table:table-cell>
          <table:table-cell table:formula="of:=[.B14]/[.B5]" office:value-type="float" office:value="0.601246105919003">
            <text:p>0,6012461059</text:p>
          </table:table-cell>
          <table:table-cell table:formula="of:=[.C14]*1023/5" office:value-type="float" office:value="123.014953271028">
            <text:p>123,014953271</text:p>
          </table:table-cell>
          <table:table-cell table:formula="of:= 1/([.D14]+[.I4])" office:value-type="float" office:value="0.00787308875252012">
            <text:p>0,0078730888</text:p>
          </table:table-cell>
          <table:table-cell/>
          <table:table-cell table:formula="of:=(1/([.I5]*[.D14]+[.I6]))-([.I4])" office:value-type="float" office:value="46.0440574786401">
            <text:p>46,0440574786</text:p>
          </table:table-cell>
          <table:table-cell table:formula="of:=[.I5]*[.A14]+[.I6]" office:value-type="float" office:value="0.0083">
            <text:p>0,008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1">
            <text:p>471</text:p>
          </table:table-cell>
          <table:table-cell table:formula="of:=[.B15]/[.B5]" office:value-type="float" office:value="0.733644859813084">
            <text:p>0,7336448598</text:p>
          </table:table-cell>
          <table:table-cell table:formula="of:=[.C15]*1023/5" office:value-type="float" office:value="150.103738317757">
            <text:p>150,1037383178</text:p>
          </table:table-cell>
          <table:table-cell table:formula="of:= 1/([.D15]+[.I4])" office:value-type="float" office:value="0.00648913524692069">
            <text:p>0,0064891352</text:p>
          </table:table-cell>
          <table:table-cell/>
          <table:table-cell table:formula="of:=(1/([.I5]*[.D15]+[.I6]))-[.I4]" office:value-type="float" office:value="37.1241734809806">
            <text:p>37,124173481</text:p>
          </table:table-cell>
          <table:table-cell table:formula="of:=[.I5]*[.A15]+[.I6]" office:value-type="float" office:value="0.0067">
            <text:p>0,006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91">
            <text:p>591</text:p>
          </table:table-cell>
          <table:table-cell table:formula="of:=[.B16]/[.B5]" office:value-type="float" office:value="0.920560747663551">
            <text:p>0,9205607477</text:p>
          </table:table-cell>
          <table:table-cell table:formula="of:=[.C16]*1023/5" office:value-type="float" office:value="188.346728971963">
            <text:p>188,346728972</text:p>
          </table:table-cell>
          <table:table-cell table:formula="of:= 1/([.D16]+[.I4])" office:value-type="float" office:value="0.00519894466282172">
            <text:p>0,0051989447</text:p>
          </table:table-cell>
          <table:table-cell/>
          <table:table-cell table:formula="of:=(1/([.I5]*[.D16]+[.I6]))-[.I4]" office:value-type="float" office:value="28.8563936085409">
            <text:p>28,8563936085</text:p>
          </table:table-cell>
          <table:table-cell table:formula="of:=[.I5]*[.A16]+[.I6]" office:value-type="float" office:value="0.0051">
            <text:p>0,005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3">
            <text:p>693</text:p>
          </table:table-cell>
          <table:table-cell table:formula="of:=[.B17]/[.B5]" office:value-type="float" office:value="1.07943925233645">
            <text:p>1,0794392523</text:p>
          </table:table-cell>
          <table:table-cell table:formula="of:=[.C17]*1023/5" office:value-type="float" office:value="220.853271028037">
            <text:p>220,853271028</text:p>
          </table:table-cell>
          <table:table-cell table:formula="of:= 1/([.D17]+[.I4])" office:value-type="float" office:value="0.00444734468583874">
            <text:p>0,0044473447</text:p>
          </table:table-cell>
          <table:table-cell/>
          <table:table-cell table:formula="of:=(1/([.I5]*[.D17]+[.I6]))-[.I4]" office:value-type="float" office:value="24.0610987152737">
            <text:p>24,0610987153</text:p>
          </table:table-cell>
          <table:table-cell table:formula="of:=[.I5]*[.A17]+[.I6]" office:value-type="float" office:value="0.0043">
            <text:p>0,00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45">
            <text:p>845</text:p>
          </table:table-cell>
          <table:table-cell table:formula="of:=[.B18]/[.B5]" office:value-type="float" office:value="1.31619937694704">
            <text:p>1,3161993769</text:p>
          </table:table-cell>
          <table:table-cell table:formula="of:=[.C18]*1023/5" office:value-type="float" office:value="269.294392523365">
            <text:p>269,2943925234</text:p>
          </table:table-cell>
          <table:table-cell table:formula="of:= 1/([.D18]+[.I4])" office:value-type="float" office:value="0.0036590578780884">
            <text:p>0,0036590579</text:p>
          </table:table-cell>
          <table:table-cell/>
          <table:table-cell table:formula="of:=(1/([.I5]*[.D18]+[.I6]))-[.I4]" office:value-type="float" office:value="19.0483239344997">
            <text:p>19,0483239345</text:p>
          </table:table-cell>
          <table:table-cell table:formula="of:=[.I5]*[.A18]+[.I6]" office:value-type="float" office:value="0.0035">
            <text:p>0,003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45">
            <text:p>1045</text:p>
          </table:table-cell>
          <table:table-cell table:formula="of:=[.B19]/[.B5]" office:value-type="float" office:value="1.62772585669782">
            <text:p>1,6277258567</text:p>
          </table:table-cell>
          <table:table-cell table:formula="of:=[.C19]*1023/5" office:value-type="float" office:value="333.032710280374">
            <text:p>333,0327102804</text:p>
          </table:table-cell>
          <table:table-cell table:formula="of:= 1/([.D19]+[.I4])" office:value-type="float" office:value="0.00296707105719237">
            <text:p>0,0029670711</text:p>
          </table:table-cell>
          <table:table-cell/>
          <table:table-cell table:formula="of:=(1/([.I5]*[.D19]+[.I6]))-[.I4]" office:value-type="float" office:value="14.6618576047942">
            <text:p>14,6618576048</text:p>
          </table:table-cell>
          <table:table-cell table:formula="of:=[.I5]*[.A19]+[.I6]" office:value-type="float" office:value="0.0027">
            <text:p>0,00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94">
            <text:p>1494</text:p>
          </table:table-cell>
          <table:table-cell table:formula="of:=[.B20]/[.B5]" office:value-type="float" office:value="2.32710280373832">
            <text:p>2,3271028037</text:p>
          </table:table-cell>
          <table:table-cell table:formula="of:=[.C20]*1023/5" office:value-type="float" office:value="476.12523364486">
            <text:p>476,1252336449</text:p>
          </table:table-cell>
          <table:table-cell table:formula="of:= 1/([.D20]+[.I4])" office:value-type="float" office:value="0.00208278992630427">
            <text:p>0,0020827899</text:p>
          </table:table-cell>
          <table:table-cell/>
          <table:table-cell table:formula="of:=(1/([.I5]*[.D20]+[.I6]))-[.I4]" office:value-type="float" office:value="9.07530741636325">
            <text:p>9,0753074164</text:p>
          </table:table-cell>
          <table:table-cell table:formula="of:=[.I5]*[.A20]+[.I6]" office:value-type="float" office:value="0.0019">
            <text:p>0,001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5">
            <text:p>1795</text:p>
          </table:table-cell>
          <table:table-cell table:formula="of:=[.B21]/[.B5]" office:value-type="float" office:value="2.79595015576324">
            <text:p>2,7959501558</text:p>
          </table:table-cell>
          <table:table-cell table:formula="of:=[.C21]*1023/5" office:value-type="float" office:value="572.051401869159">
            <text:p>572,0514018692</text:p>
          </table:table-cell>
          <table:table-cell table:formula="of:= 1/([.D21]+[.I4])" office:value-type="float" office:value="0.00173595619549787">
            <text:p>0,0017359562</text:p>
          </table:table-cell>
          <table:table-cell table:formula="of:=[.E21]" office:value-type="float" office:value="0.00173595619549787">
            <text:p>0,0017359562</text:p>
          </table:table-cell>
          <table:table-cell table:formula="of:=(1/([.I5]*[.D21]+[.I6]))-[.I4]" office:value-type="float" office:value="6.8898980420574">
            <text:p>6,8898980421</text:p>
          </table:table-cell>
          <table:table-cell table:formula="of:=[.I5]*[.A21]+[.I6]" office:value-type="float" office:value="0.00158">
            <text:p>0,00158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>
            <text:p>R = (m' / (V + b')) - k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>
            <text:p>m' = 1/m and b' = b/m 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m'</text:p>
          </table:table-cell>
          <table:table-cell office:value-type="float" office:value="6666">
            <text:p>6666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b'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ad</text:p>
          </table:table-cell>
          <table:table-cell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3">
            <text:p>123</text:p>
          </table:table-cell>
          <table:table-cell table:formula="of:= ([.H33]/([.F37]+[.H34]))-[.I4]" office:value-type="float" office:value="49.328">
            <text:p>49,328</text:p>
          </table:table-cell>
          <table:table-cell table:number-columns-repeated="2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.06.2012</text:date>, <text:time>22:33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ürgen </meta:initial-creator>
    <meta:creation-date>2012-06-23T17:53:19</meta:creation-date>
    <dc:date>2012-06-25T22:33:44</dc:date>
    <dc:creator>Jürgen Eckert</dc:creator>
    <meta:editing-duration>PT5H2M52S</meta:editing-duration>
    <meta:editing-cycles>3</meta:editing-cycles>
    <meta:generator>LibreOffice/3.4$Linux LibreOffice_project/340m1$Build-402</meta:generator>
    <meta:document-statistic meta:table-count="3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55cm" svg:height="15.833cm" xlink:href=".." xlink:type="simple" chart:class="chart:scatter" chart:column-mapping="0 1 3 2" chart:style-name="ch1">
        <chart:legend chart:legend-position="end" svg:x="20.287cm" svg:y="7.119cm" style:legend-expansion="high" chart:style-name="ch2"/>
        <chart:plot-area chart:style-name="ch3" table:cell-range-address="Tabelle1.A13:Tabelle1.A21 Tabelle1.E13:Tabelle1.F21 Tabelle1.H13:Tabelle1.H21" svg:x="0.909cm" svg:y="1.399cm" svg:width="18.461cm" svg:height="13.698cm">
          <chartooo:coordinate-region svg:x="2.007cm" svg:y="1.599cm" svg:width="17.176cm" svg:height="12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3:Tabelle1.E21" chart:class="chart:scatter">
            <chart:domain table:cell-range-address="Tabelle1.A13:Tabelle1.A21"/>
            <chart:data-point chart:repeated="9"/>
          </chart:series>
          <chart:series chart:style-name="ch7" chart:values-cell-range-address="Tabelle1.H13:Tabelle1.H21" chart:class="chart:scatter">
            <chart:data-point chart:repeated="9"/>
          </chart:series>
          <chart:series chart:style-name="ch8" chart:values-cell-range-address="Tabelle1.F13:Tabelle1.F2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E</text:p>
              </table:table-cell>
              <table:table-cell office:value-type="string">
                <text:p>Spalte H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abelle1.A13:Tabelle1.A21</svg:desc>
                </draw:g>
              </table:table-cell>
              <table:table-cell office:value-type="float" office:value="0.011771954144388">
                <text:p>0.011771954144388</text:p>
                <draw:g>
                  <svg:desc>Tabelle1.E13:Tabelle1.E21</svg:desc>
                </draw:g>
              </table:table-cell>
              <table:table-cell office:value-type="float" office:value="0.0131">
                <text:p>0.0131</text:p>
                <draw:g>
                  <svg:desc>Tabelle1.H13:Tabelle1.H21</svg:desc>
                </draw:g>
              </table:table-cell>
              <table:table-cell office:value-type="float" office:value="0.011771954144388">
                <text:p>0.011771954144388</text:p>
                <draw:g>
                  <svg:desc>Tabelle1.F13:Tabelle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87308875252012">
                <text:p>0.00787308875252012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648913524692069">
                <text:p>0.00648913524692069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519894466282172">
                <text:p>0.00519894466282172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444734468583874">
                <text:p>0.00444734468583874</text:p>
              </table:table-cell>
              <table:table-cell office:value-type="float" office:value="0.0043">
                <text:p>0.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36590578780884">
                <text:p>0.0036590578780884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296707105719237">
                <text:p>0.00296707105719237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208278992630427">
                <text:p>0.00208278992630427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173595619549787">
                <text:p>0.00173595619549787</text:p>
              </table:table-cell>
              <table:table-cell office:value-type="float" office:value="0.00158">
                <text:p>0.00158</text:p>
              </table:table-cell>
              <table:table-cell office:value-type="float" office:value="0.00173595619549787">
                <text:p>0.00173595619549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